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2000001AA3E06BADE1336FAB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25.917cm" svg:height="9.982cm" svg:x="0.502cm" svg:y="0.469cm">
          <draw:image xlink:href="Pictures/1000000100000452000001AA3E06BADE1336FABC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6.92cm" fo:page-height="10.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22T17:53:12.399000737</dc:date>
    <meta:editing-duration>P1DT2H49M21S</meta:editing-duration>
    <meta:editing-cycles>28</meta:editing-cycles>
    <meta:generator>LibreOffice/7.4.2.3$Linux_X86_64 LibreOffice_project/40$Build-3</meta:generator>
    <meta:document-statistic meta:object-count="1"/>
  </office:meta>
</office:document-meta>
</file>